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53mm"/>
    </style:style>
    <style:style style:name="co3" style:family="table-column">
      <style:table-column-properties fo:break-before="auto" style:column-width="23.72mm"/>
    </style:style>
    <style:style style:name="ro1" style:family="table-row">
      <style:table-row-properties style:row-height="14.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 style:data-style-name="N45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5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46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Customer No</text:p>
          </table:table-cell>
          <table:table-cell table:style-name="ce3" office:value-type="string" calcext:value-type="string">
            <text:p>Arrival Time</text:p>
          </table:table-cell>
          <table:table-cell table:style-name="ce1" office:value-type="string" calcext:value-type="string">
            <text:p>Time Service Begins</text:p>
          </table:table-cell>
          <table:table-cell table:style-name="ce1" office:value-type="string" calcext:value-type="string">
            <text:p>Time Service Ends</text:p>
          </table:table-cell>
          <table:table-cell table:style-name="ce1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0H02M45S" calcext:value-type="time">
            <text:p>02:45.00</text:p>
          </table:table-cell>
          <table:table-cell table:style-name="ce4" office:value-type="time" office:time-value="PT00H53M29S" calcext:value-type="time">
            <text:p>53:29.00</text:p>
          </table:table-cell>
          <table:table-cell table:style-name="ce4" office:value-type="time" office:time-value="PT00H55M52S" calcext:value-type="time">
            <text:p>55:52.00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0H02M53S" calcext:value-type="time">
            <text:p>02:53.00</text:p>
          </table:table-cell>
          <table:table-cell table:style-name="ce4" office:value-type="time" office:time-value="PT00H55M52S" calcext:value-type="time">
            <text:p>55:52.00</text:p>
          </table:table-cell>
          <table:table-cell table:style-name="ce4" office:value-type="time" office:time-value="PT00H57M44S" calcext:value-type="time">
            <text:p>57:44.00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0H06M00S" calcext:value-type="time">
            <text:p>06:00.00</text:p>
          </table:table-cell>
          <table:table-cell table:style-name="ce4" office:value-type="time" office:time-value="PT00H57M45S" calcext:value-type="time">
            <text:p>57:45.00</text:p>
          </table:table-cell>
          <table:table-cell table:style-name="ce5" office:value-type="time" office:time-value="PT01H00M46S" calcext:value-type="time">
            <text:p>01:00:46.0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0H08M14S" calcext:value-type="time">
            <text:p>08:14.00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0H09M08S" calcext:value-type="time">
            <text:p>09:08.00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0H09M15S" calcext:value-type="time">
            <text:p>09:15.00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0H10M20S" calcext:value-type="time">
            <text:p>10:20.00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0H10M57S" calcext:value-type="time">
            <text:p>10:57.00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0H12M04S" calcext:value-type="time">
            <text:p>12:04.00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0H15M32S" calcext:value-type="time">
            <text:p>15:32.00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0H15M40S" calcext:value-type="time">
            <text:p>15:40.00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0H16M43S" calcext:value-type="time">
            <text:p>16:43.00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0H16M58S" calcext:value-type="time">
            <text:p>16:58.00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0H24M07S" calcext:value-type="time">
            <text:p>24:07.00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0H28M03S" calcext:value-type="time">
            <text:p>28:03.00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0H28M10S" calcext:value-type="time">
            <text:p>28:10.00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0H40M17S" calcext:value-type="time">
            <text:p>40:17.00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0H41M37S" calcext:value-type="time">
            <text:p>41:37.00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0H44M05S" calcext:value-type="time">
            <text:p>44:05.00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2:49:52.694991294</meta:creation-date>
    <dc:date>2019-03-29T13:58:09.638167032</dc:date>
    <meta:editing-duration>PT58M6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